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93cm" fo:min-width="0.77cm"/>
    </style:style>
    <style:style style:name="gr2" style:family="graphic" style:parent-style-name="standard">
      <style:graphic-properties draw:fill-color="#faa61a" draw:textarea-horizontal-align="justify" draw:textarea-vertical-align="middle" draw:auto-grow-height="false" fo:min-height="0.893cm" fo:min-width="0.77cm"/>
    </style:style>
    <style:style style:name="gr3" style:family="graphic" style:parent-style-name="standard">
      <style:graphic-properties draw:fill-color="#fffbcc" draw:textarea-horizontal-align="justify" draw:textarea-vertical-align="middle" draw:auto-grow-height="false" fo:min-height="0.703cm" fo:min-width="0.77cm"/>
    </style:style>
    <style:style style:name="gr4" style:family="graphic" style:parent-style-name="standard">
      <style:graphic-properties draw:fill-color="#72bf44" draw:textarea-horizontal-align="justify" draw:textarea-vertical-align="middle" draw:auto-grow-height="false" fo:min-height="0.893cm" fo:min-width="0.77cm"/>
    </style:style>
    <style:style style:name="gr5" style:family="graphic" style:parent-style-name="standard">
      <style:graphic-properties draw:fill-color="#fffbcc" draw:textarea-horizontal-align="justify" draw:textarea-vertical-align="middle" draw:auto-grow-height="false" fo:min-height="0.703cm" fo:min-width="0.39cm"/>
    </style:style>
    <style:style style:name="gr6" style:family="graphic" style:parent-style-name="objectwithoutfill">
      <style:graphic-properties draw:marker-end="Symmetric_20_Arrow" draw:marker-end-width="0.3cm" draw:fill="none" draw:textarea-vertical-align="middle"/>
    </style:style>
    <style:style style:name="gr7" style:family="graphic" style:parent-style-name="objectwithoutfill">
      <style:graphic-properties draw:marker-end="Symmetric_20_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objectwithoutfill">
      <style:graphic-properties draw:marker-start="Symmetric_20_Arrow" draw:marker-start-width="0.3cm" draw:marker-end="Symmetric_20_Arrow" draw:marker-end-width="0.3cm" draw:fill="none" draw:textarea-vertical-align="middle"/>
    </style:style>
    <style:style style:name="gr10" style:family="graphic" style:parent-style-name="objectwithoutfill">
      <style:graphic-properties draw:marker-end="Rounded_20_short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aa61a"/>
      <style:paragraph-properties fo:text-align="center"/>
    </style:style>
    <style:style style:name="P3" style:family="paragraph">
      <loext:graphic-properties draw:fill-color="#fffbcc"/>
      <style:paragraph-properties fo:text-align="center"/>
    </style:style>
    <style:style style:name="P4" style:family="paragraph">
      <loext:graphic-properties draw:fill-color="#72bf44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text-position="-33% 58%" fo:letter-spacing="-0.06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  <style:text-properties style:text-position="-33% 58%"/>
    </style:style>
    <style:style style:name="P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-33% 58%"/>
    </style:style>
    <style:style style:name="T3" style:family="text">
      <style:text-properties style:text-position="-33%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1.27cm" svg:height="1.143cm" svg:x="1.508cm" svg:y="9.128cm">
          <text:p text:style-name="P1">0:0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27cm" svg:height="1.143cm" svg:x="3.921cm" svg:y="9.128cm">
          <text:p text:style-name="P1">0:1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.27cm" svg:height="1.143cm" svg:x="6.334cm" svg:y="9.128cm">
          <text:p text:style-name="P1">1:0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1.27cm" svg:height="1.143cm" svg:x="12.176cm" svg:y="9.128cm">
          <text:p text:style-name="P1">1:1</text:p>
          <draw:enhanced-geometry svg:viewBox="0 0 21600 21600" draw:type="rectangle" draw:enhanced-path="M 0 0 L 21600 0 21600 21600 0 21600 0 0 Z N"/>
        </draw:custom-shape>
        <draw:custom-shape draw:style-name="gr3" draw:text-style-name="P3" xml:id="id7" draw:id="id7" draw:layer="layout" svg:width="2.54cm" svg:height="1.905cm" svg:x="8.62cm" svg:y="8.747cm">
          <text:p text:style-name="P1"><text:span text:style-name="T1">screwdriv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6" draw:id="id6" draw:layer="layout" svg:width="1.27cm" svg:height="1.143cm" svg:x="6.334cm" svg:y="6.842cm">
          <text:p text:style-name="P1">1:2</text:p>
          <draw:enhanced-geometry svg:viewBox="0 0 21600 21600" draw:type="rectangle" draw:enhanced-path="M 0 0 L 21600 0 21600 21600 0 21600 0 0 Z N"/>
        </draw:custom-shape>
        <draw:custom-shape draw:style-name="gr4" draw:text-style-name="P4" xml:id="id9" draw:id="id9" draw:layer="layout" svg:width="1.27cm" svg:height="1.143cm" svg:x="9.255cm" svg:y="11.668cm">
          <text:p text:style-name="P1">2:6</text:p>
          <draw:enhanced-geometry svg:viewBox="0 0 21600 21600" draw:type="rectangle" draw:enhanced-path="M 0 0 L 21600 0 21600 21600 0 21600 0 0 Z N"/>
        </draw:custom-shape>
        <draw:custom-shape draw:style-name="gr5" draw:text-style-name="P3" xml:id="id1" draw:id="id1" draw:layer="layout" svg:width="1.778cm" svg:height="1.905cm" svg:x="9.001cm" svg:y="15.732cm">
          <text:p text:style-name="P1"><text:span text:style-name="T1">grai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5" draw:id="id5" draw:layer="layout" svg:width="1.27cm" svg:height="1.143cm" svg:x="12.049cm" svg:y="16.113cm">
          <text:p text:style-name="P1">2:7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9.001cm" svg:y1="16.685cm" svg:x2="6.969cm" svg:y2="10.271cm" draw:start-shape="id1" draw:start-glue-point="5" draw:end-shape="id2" draw:end-glue-point="2" svg:d="M9001 16685h-2032v-6414" svg:viewBox="0 0 2033 6415">
          <text:p/>
        </draw:connector>
        <draw:connector draw:style-name="gr7" draw:text-style-name="P6" draw:layer="layout" svg:x1="2.778cm" svg:y1="9.699cm" svg:x2="3.921cm" svg:y2="9.699cm" draw:start-shape="id3" draw:start-glue-point="1" draw:end-shape="id4" draw:end-glue-point="3" svg:d="M2778 9699h1143" svg:viewBox="0 0 1144 1">
          <text:p/>
        </draw:connector>
        <draw:frame draw:style-name="gr8" draw:text-style-name="P7" draw:layer="layout" svg:width="0.697cm" svg:height="0.645cm" svg:x="7.731cm" svg:y="16.611cm">
          <draw:text-box>
            <text:p><text:span text:style-name="T1">0</text:span></text:p>
          </draw:text-box>
        </draw:frame>
        <draw:connector draw:style-name="gr6" draw:text-style-name="P8" draw:layer="layout" svg:x1="10.779cm" svg:y1="16.685cm" svg:x2="12.049cm" svg:y2="16.684cm" draw:start-shape="id1" draw:start-glue-point="7" draw:end-shape="id5" draw:end-glue-point="3" svg:d="M10779 16685h636v-1h634" svg:viewBox="0 0 1271 2">
          <text:p text:style-name="P1"><text:span text:style-name="T2">1</text:span></text:p>
        </draw:connector>
        <draw:connector draw:style-name="gr9" draw:text-style-name="P6" draw:layer="layout" svg:x1="5.191cm" svg:y1="9.699cm" svg:x2="6.334cm" svg:y2="9.699cm" draw:start-shape="id4" draw:start-glue-point="1" draw:end-shape="id2" svg:d="M5191 9699h1143" svg:viewBox="0 0 1144 1">
          <text:p/>
        </draw:connector>
        <draw:connector draw:style-name="gr9" draw:text-style-name="P6" draw:layer="layout" svg:x1="6.969cm" svg:y1="7.985cm" svg:x2="6.969cm" svg:y2="9.128cm" draw:start-shape="id6" draw:start-glue-point="2" draw:end-shape="id2" svg:d="M6969 7985v1143" svg:viewBox="0 0 1 1144">
          <text:p/>
        </draw:connector>
        <draw:connector draw:style-name="gr7" draw:text-style-name="P6" draw:layer="layout" svg:x1="7.604cm" svg:y1="9.699cm" svg:x2="8.62cm" svg:y2="9.7cm" draw:start-shape="id2" draw:start-glue-point="1" draw:end-shape="id7" draw:end-glue-point="5" svg:d="M7604 9699h508v1h508" svg:viewBox="0 0 1017 2">
          <text:p/>
        </draw:connector>
        <draw:connector draw:style-name="gr10" draw:text-style-name="P8" draw:layer="layout" svg:x1="11.16cm" svg:y1="9.7cm" svg:x2="12.176cm" svg:y2="9.699cm" draw:start-shape="id7" draw:start-glue-point="7" draw:end-shape="id8" draw:end-glue-point="3" svg:d="M11160 9700h509v-1h507" svg:viewBox="0 0 1017 2">
          <text:p text:style-name="P1"><text:span text:style-name="T2">0</text:span></text:p>
        </draw:connector>
        <draw:connector draw:style-name="gr6" draw:text-style-name="P8" draw:layer="layout" svg:x1="9.89cm" svg:y1="10.652cm" svg:x2="9.89cm" svg:y2="11.668cm" draw:start-shape="id7" draw:start-glue-point="6" draw:end-shape="id9" draw:end-glue-point="0" svg:d="M9890 10652v1016" svg:viewBox="0 0 1 1017">
          <text:p text:style-name="P1"><text:span text:style-name="T2"><text:s text:c="5"/></text:span><text:span text:style-name="T2"><text:s/></text:span><text:span text:style-name="T2">1</text:span></text:p>
        </draw:connector>
        <draw:custom-shape draw:style-name="gr4" draw:text-style-name="P4" xml:id="id10" draw:id="id10" draw:layer="layout" svg:width="1.27cm" svg:height="1.143cm" svg:x="14.589cm" svg:y="9.128cm">
          <text:p text:style-name="P1">2:0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svg:x1="13.446cm" svg:y1="9.699cm" svg:x2="14.589cm" svg:y2="9.699cm" draw:start-shape="id8" draw:start-glue-point="1" draw:end-shape="id10" svg:d="M13446 9699h1143" svg:viewBox="0 0 1144 1">
          <text:p/>
        </draw:connector>
        <draw:custom-shape draw:style-name="gr4" draw:text-style-name="P4" xml:id="id11" draw:id="id11" draw:layer="layout" svg:width="1.27cm" svg:height="1.143cm" svg:x="16.875cm" svg:y="9.128cm">
          <text:p text:style-name="P1">2:1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svg:x1="15.859cm" svg:y1="9.699cm" svg:x2="16.875cm" svg:y2="9.699cm" draw:start-shape="id10" draw:start-glue-point="1" draw:end-shape="id11" draw:end-glue-point="3" svg:d="M15859 9699h1016" svg:viewBox="0 0 1017 1">
          <text:p/>
        </draw:connector>
        <draw:custom-shape draw:style-name="gr3" draw:text-style-name="P3" xml:id="id12" draw:id="id12" draw:layer="layout" svg:width="2.54cm" svg:height="1.905cm" svg:x="19.161cm" svg:y="8.747cm">
          <text:p text:style-name="P1"><text:span text:style-name="T1">screwdriv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6" draw:layer="layout" svg:x1="18.145cm" svg:y1="9.699cm" svg:x2="19.161cm" svg:y2="9.7cm" draw:start-shape="id11" draw:start-glue-point="1" draw:end-shape="id12" draw:end-glue-point="5" svg:d="M18145 9699h508v1h508" svg:viewBox="0 0 1017 2">
          <text:p/>
        </draw:connector>
        <draw:custom-shape draw:style-name="gr4" draw:text-style-name="P4" xml:id="id13" draw:id="id13" draw:layer="layout" svg:width="1.27cm" svg:height="1.143cm" svg:x="14.589cm" svg:y="11.668cm">
          <text:p text:style-name="P1">2:4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svg:x1="20.431cm" svg:y1="10.652cm" svg:x2="15.859cm" svg:y2="12.239cm" draw:start-shape="id12" draw:start-glue-point="6" draw:end-shape="id13" draw:end-glue-point="1" svg:d="M20431 10652v1587h-4572" svg:viewBox="0 0 4573 1588">
          <text:p/>
        </draw:connector>
        <draw:frame draw:style-name="gr8" draw:text-style-name="P7" draw:layer="layout" svg:width="0.697cm" svg:height="0.645cm" svg:x="17.637cm" svg:y="12.176cm">
          <draw:text-box>
            <text:p><text:span text:style-name="T1">1</text:span></text:p>
          </draw:text-box>
        </draw:frame>
        <draw:connector draw:style-name="gr7" draw:text-style-name="P6" draw:layer="layout" svg:x1="9.89cm" svg:y1="12.811cm" svg:x2="9.89cm" svg:y2="15.732cm" draw:start-shape="id9" draw:start-glue-point="2" draw:end-shape="id1" svg:d="M9890 12811v2921" svg:viewBox="0 0 1 2922">
          <text:p/>
        </draw:connector>
        <draw:connector draw:style-name="gr9" draw:text-style-name="P6" draw:layer="layout" svg:x1="14.589cm" svg:y1="12.239cm" svg:x2="10.525cm" svg:y2="12.239cm" draw:start-shape="id13" draw:start-glue-point="3" draw:end-shape="id9" draw:end-glue-point="1" svg:d="M14589 12239h-4064" svg:viewBox="0 0 4065 1">
          <text:p/>
        </draw:connector>
        <draw:custom-shape draw:style-name="gr4" draw:text-style-name="P4" xml:id="id14" draw:id="id14" draw:layer="layout" svg:width="1.27cm" svg:height="1.143cm" svg:x="14.589cm" svg:y="13.954cm">
          <text:p text:style-name="P1">2:5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5.224cm" svg:y1="12.811cm" svg:x2="15.224cm" svg:y2="13.954cm" draw:start-shape="id13" draw:start-glue-point="2" draw:end-shape="id14" svg:d="M15224 12811v1143" svg:viewBox="0 0 1 1144">
          <text:p/>
        </draw:connector>
        <draw:custom-shape draw:style-name="gr5" draw:text-style-name="P3" xml:id="id15" draw:id="id15" draw:layer="layout" svg:width="1.778cm" svg:height="1.905cm" svg:x="22.463cm" svg:y="8.747cm">
          <text:p text:style-name="P1"><text:span text:style-name="T1">firs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8" draw:layer="layout" svg:x1="21.701cm" svg:y1="9.7cm" svg:x2="22.463cm" svg:y2="9.7cm" draw:start-shape="id12" draw:start-glue-point="7" draw:end-shape="id15" draw:end-glue-point="5" svg:d="M21701 9700h762" svg:viewBox="0 0 763 1">
          <text:p text:style-name="P1"><text:span text:style-name="T2">0</text:span></text:p>
        </draw:connector>
        <draw:custom-shape draw:style-name="gr4" draw:text-style-name="P4" xml:id="id16" draw:id="id16" draw:layer="layout" svg:width="1.27cm" svg:height="1.143cm" svg:x="25.003cm" svg:y="9.128cm">
          <text:p text:style-name="P1">2:2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24.241cm" svg:y1="9.7cm" svg:x2="25.003cm" svg:y2="9.699cm" draw:start-shape="id15" draw:start-glue-point="7" draw:end-shape="id16" draw:end-glue-point="3" svg:d="M24241 9700h382v-1h380" svg:viewBox="0 0 763 2">
          <text:p text:style-name="P1"><text:span text:style-name="T3">1</text:span></text:p>
        </draw:connector>
        <draw:connector draw:style-name="gr7" draw:text-style-name="P6" draw:layer="layout" draw:line-skew="-2.546cm" svg:x1="25.638cm" svg:y1="9.128cm" svg:x2="17.51cm" svg:y2="9.128cm" draw:start-shape="id16" draw:start-glue-point="0" draw:end-shape="id11" draw:end-glue-point="0" svg:d="M25638 9128v-3048h-8128v3048" svg:viewBox="0 0 8129 3049">
          <text:p/>
        </draw:connector>
        <draw:custom-shape draw:style-name="gr4" draw:text-style-name="P4" xml:id="id17" draw:id="id17" draw:layer="layout" svg:width="1.27cm" svg:height="1.143cm" svg:x="22.717cm" svg:y="6.715cm">
          <text:p text:style-name="P1">2:3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svg:x1="23.352cm" svg:y1="8.747cm" svg:x2="23.352cm" svg:y2="7.858cm" draw:start-shape="id15" draw:start-glue-point="4" draw:end-shape="id17" draw:end-glue-point="2" svg:d="M23352 8747v-889" svg:viewBox="0 0 1 890">
          <text:p text:style-name="P1"><text:span text:style-name="T1"><text:s text:c="4"/></text:span><text:span text:style-name="T1">0</text:span></text:p>
        </draw:connector>
        <draw:connector draw:style-name="gr7" draw:text-style-name="P6" draw:layer="layout" svg:x1="22.717cm" svg:y1="7.286cm" svg:x2="17.51cm" svg:y2="9.128cm" draw:start-shape="id17" draw:start-glue-point="3" draw:end-shape="id11" draw:end-glue-point="0" svg:d="M22717 7286h-5207v1842" svg:viewBox="0 0 5208 1843">
          <text:p/>
        </draw:connector>
        <draw:custom-shape draw:style-name="gr4" draw:text-style-name="P4" xml:id="id18" draw:id="id18" draw:layer="layout" svg:width="1.27cm" svg:height="1.143cm" svg:x="14.716cm" svg:y="16.113cm">
          <text:p text:style-name="P1">2:8</text:p>
          <draw:enhanced-geometry svg:viewBox="0 0 21600 21600" draw:type="rectangle" draw:enhanced-path="M 0 0 L 21600 0 21600 21600 0 21600 0 0 Z N"/>
        </draw:custom-shape>
        <draw:custom-shape draw:style-name="gr4" draw:text-style-name="P4" xml:id="id19" draw:id="id19" draw:layer="layout" svg:width="1.27cm" svg:height="1.143cm" svg:x="17.51cm" svg:y="16.113cm">
          <text:p text:style-name="P1">2:9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svg:x1="13.319cm" svg:y1="16.684cm" svg:x2="14.716cm" svg:y2="16.684cm" draw:start-shape="id5" draw:start-glue-point="1" draw:end-shape="id18" svg:d="M13319 16684h1397" svg:viewBox="0 0 1398 1">
          <text:p/>
        </draw:connector>
        <draw:connector draw:style-name="gr7" draw:text-style-name="P6" draw:layer="layout" svg:x1="15.986cm" svg:y1="16.684cm" svg:x2="17.51cm" svg:y2="16.684cm" draw:start-shape="id18" draw:start-glue-point="1" draw:end-shape="id19" draw:end-glue-point="3" svg:d="M15986 16684h1524" svg:viewBox="0 0 1525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short_20_Arrow" draw:display-name="Rounded short Arrow" svg:viewBox="0 0 1013 1130" svg:d="M1009 1050l-449-1008-22-30-29-12-34 12-21 26-449 1012-5 13v8l5 21 12 21 17 13 21 4h903l21-4 21-13 9-21 4-21v-8z"/>
    <draw:marker draw:name="Square_20_45" draw:display-name="Square 45" svg:viewBox="0 0 1131 1131" svg:d="M0 564l564 567 567-567-567-564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4T09:41:57.571064789</meta:creation-date>
    <dc:date>2020-02-24T11:40:27.258987330</dc:date>
    <meta:editing-duration>PT25M35S</meta:editing-duration>
    <meta:editing-cycles>6</meta:editing-cycles>
    <meta:generator>LibreOffice/6.0.7.3$Linux_X86_64 LibreOffice_project/00m0$Build-3</meta:generator>
    <meta:document-statistic meta:object-count="43"/>
  </office:meta>
</office:document-meta>
</file>